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Garamond" svg:font-family="Garamond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adornments="Normal" style:font-family-generic="roman" style:font-pitch="variable"/>
    <style:font-face style:name="Nimbus Sans L" svg:font-family="'Nimbus Sans L'" style:font-adornments="Gras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rsid="000d72bc" officeooo:paragraph-rsid="000d72bc"/>
    </style:style>
    <style:style style:name="P2" style:family="paragraph" style:parent-style-name="Standard">
      <style:text-properties officeooo:rsid="001346fd" officeooo:paragraph-rsid="001346fd"/>
    </style:style>
    <style:style style:name="P3" style:family="paragraph" style:parent-style-name="Standard">
      <style:text-properties fo:font-style="italic" officeooo:rsid="000d72bc" officeooo:paragraph-rsid="000d72bc" style:font-style-asian="italic" style:font-style-complex="italic"/>
    </style:style>
    <style:style style:name="P4" style:family="paragraph" style:parent-style-name="Standard">
      <style:text-properties fo:font-style="italic" officeooo:rsid="0012d480" officeooo:paragraph-rsid="0012d480" style:font-style-asian="italic" style:font-style-complex="italic"/>
    </style:style>
    <style:style style:name="P5" style:family="paragraph" style:parent-style-name="Standard">
      <style:text-properties fo:font-style="italic" officeooo:rsid="0012f802" officeooo:paragraph-rsid="0012f802" style:font-style-asian="italic" style:font-style-complex="italic"/>
    </style:style>
    <style:style style:name="P6" style:family="paragraph" style:parent-style-name="Text_20_body">
      <style:text-properties officeooo:rsid="001346fd" officeooo:paragraph-rsid="001346fd"/>
    </style:style>
    <style:style style:name="P7" style:family="paragraph" style:parent-style-name="Text_20_body">
      <style:text-properties officeooo:rsid="0018567e" officeooo:paragraph-rsid="0018567e"/>
    </style:style>
    <style:style style:name="P8" style:family="paragraph" style:parent-style-name="Text_20_body">
      <style:text-properties fo:font-style="italic" officeooo:rsid="000d72bc" officeooo:paragraph-rsid="000d72bc" style:font-style-asian="italic" style:font-style-complex="italic"/>
    </style:style>
    <style:style style:name="P9" style:family="paragraph" style:parent-style-name="Standard" style:list-style-name="L1">
      <style:text-properties fo:font-style="italic" officeooo:rsid="0012d480" officeooo:paragraph-rsid="0012d480" style:font-style-asian="italic" style:font-style-complex="italic"/>
    </style:style>
    <style:style style:name="P10" style:family="paragraph" style:parent-style-name="Standard" style:list-style-name="L2">
      <style:text-properties officeooo:paragraph-rsid="00448cdb"/>
    </style:style>
    <style:style style:name="P11" style:family="paragraph" style:parent-style-name="Standard" style:list-style-name="L4">
      <style:text-properties officeooo:rsid="0014dff0" officeooo:paragraph-rsid="003df9a9"/>
    </style:style>
    <style:style style:name="P12" style:family="paragraph" style:parent-style-name="Standard" style:list-style-name="L5">
      <style:text-properties officeooo:rsid="0014dff0" officeooo:paragraph-rsid="002e69fd"/>
    </style:style>
    <style:style style:name="P13" style:family="paragraph" style:parent-style-name="Standard" style:list-style-name="L6">
      <style:text-properties officeooo:rsid="0014dff0" officeooo:paragraph-rsid="0043cc30"/>
    </style:style>
    <style:style style:name="P14" style:family="paragraph" style:parent-style-name="Standard">
      <style:text-properties officeooo:rsid="0014dff0" officeooo:paragraph-rsid="002e69fd"/>
    </style:style>
    <style:style style:name="P15" style:family="paragraph" style:parent-style-name="Standard" style:list-style-name="L4">
      <style:text-properties officeooo:paragraph-rsid="003df9a9"/>
    </style:style>
    <style:style style:name="P16" style:family="paragraph" style:parent-style-name="Standard" style:list-style-name="L4">
      <style:text-properties officeooo:rsid="003f05e4" officeooo:paragraph-rsid="00412936"/>
    </style:style>
    <style:style style:name="P17" style:family="paragraph" style:parent-style-name="Standard" style:list-style-name="L7">
      <style:text-properties officeooo:rsid="0043cc30" officeooo:paragraph-rsid="0043cc30"/>
    </style:style>
    <style:style style:name="P18" style:family="paragraph" style:parent-style-name="Standard" style:list-style-name="L9">
      <style:text-properties officeooo:paragraph-rsid="00448cdb"/>
    </style:style>
    <style:style style:name="P19" style:family="paragraph" style:parent-style-name="Standard" style:list-style-name="L10">
      <style:text-properties officeooo:rsid="00448cdb" officeooo:paragraph-rsid="00448cdb"/>
    </style:style>
    <style:style style:name="P20" style:family="paragraph" style:parent-style-name="Standard">
      <style:text-properties style:text-line-through-style="solid" style:text-line-through-type="single" officeooo:rsid="0014dff0" officeooo:paragraph-rsid="002e69fd"/>
    </style:style>
    <style:style style:name="P21" style:family="paragraph" style:parent-style-name="Standard">
      <style:text-properties style:text-line-through-style="solid" style:text-line-through-type="single" officeooo:rsid="0014dff0" officeooo:paragraph-rsid="0014dff0"/>
    </style:style>
    <style:style style:name="P22" style:family="paragraph" style:parent-style-name="Standard" style:list-style-name="L2">
      <style:text-properties officeooo:rsid="00466b63" officeooo:paragraph-rsid="00466b63"/>
    </style:style>
    <style:style style:name="P23" style:family="paragraph" style:parent-style-name="Standard" style:list-style-name="L2">
      <style:text-properties officeooo:rsid="004755b5" officeooo:paragraph-rsid="004755b5"/>
    </style:style>
    <style:style style:name="P24" style:family="paragraph" style:parent-style-name="Standard" style:list-style-name="L2">
      <style:text-properties officeooo:rsid="00491dbb" officeooo:paragraph-rsid="00491dbb"/>
    </style:style>
    <style:style style:name="P25" style:family="paragraph" style:parent-style-name="Standard" style:list-style-name="L2">
      <style:text-properties officeooo:rsid="004a7e2e" officeooo:paragraph-rsid="004a7e2e"/>
    </style:style>
    <style:style style:name="P26" style:family="paragraph" style:parent-style-name="Text_20_body">
      <style:text-properties officeooo:rsid="0045ff88" officeooo:paragraph-rsid="0045ff88"/>
    </style:style>
    <style:style style:name="T1" style:family="text">
      <style:text-properties officeooo:rsid="000e4cf5"/>
    </style:style>
    <style:style style:name="T2" style:family="text">
      <style:text-properties officeooo:rsid="0011b804"/>
    </style:style>
    <style:style style:name="T3" style:family="text">
      <style:text-properties officeooo:rsid="0012d480"/>
    </style:style>
    <style:style style:name="T4" style:family="text">
      <style:text-properties officeooo:rsid="00241646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5572b" style:font-style-asian="normal" style:font-style-complex="normal"/>
    </style:style>
    <style:style style:name="T7" style:family="text">
      <style:text-properties fo:font-style="normal" officeooo:rsid="002639a1" style:font-style-asian="normal" style:font-style-complex="normal"/>
    </style:style>
    <style:style style:name="T8" style:family="text">
      <style:text-properties officeooo:rsid="002dc488"/>
    </style:style>
    <style:style style:name="T9" style:family="text">
      <style:text-properties officeooo:rsid="002ed681"/>
    </style:style>
    <style:style style:name="T10" style:family="text">
      <style:text-properties officeooo:rsid="00322a16"/>
    </style:style>
    <style:style style:name="T11" style:family="text">
      <style:text-properties officeooo:rsid="003b5aa4"/>
    </style:style>
    <style:style style:name="T12" style:family="text">
      <style:text-properties officeooo:rsid="003ce227"/>
    </style:style>
    <style:style style:name="T13" style:family="text">
      <style:text-properties officeooo:rsid="003df9a9"/>
    </style:style>
    <style:style style:name="T14" style:family="text">
      <style:text-properties officeooo:rsid="003f61ca"/>
    </style:style>
    <style:style style:name="T15" style:family="text">
      <style:text-properties officeooo:rsid="0043a3e1"/>
    </style:style>
    <style:style style:name="T16" style:family="text">
      <style:text-properties officeooo:rsid="0043cc30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none"/>
    </style:style>
    <style:style style:name="T19" style:family="text">
      <style:text-properties style:text-line-through-style="solid" style:text-line-through-type="single"/>
    </style:style>
    <style:style style:name="T20" style:family="text">
      <style:text-properties style:text-line-through-style="solid" style:text-line-through-type="single"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itre ?</text:p>
      <text:p text:style-name="P26">Méthode d'ordre élevé pour le suivi de surface et la déformation de maillage</text:p>
      <text:h text:style-name="Heading_20_1" text:outline-level="1">Avant propos</text:h>
      <text:p text:style-name="P1">Remerciements...</text:p>
      <text:p text:style-name="P1"/>
      <text:h text:style-name="Heading_20_1" text:outline-level="1">Introduction</text:h>
      <text:p text:style-name="P3"><text:span text:style-name="T3">(</text:span>Présentation de l'étude dans son contexte<text:span text:style-name="T3">)</text:span></text:p>
      <text:p text:style-name="P4">Contexte</text:p>
      <text:list xml:id="list42885276719396437" text:style-name="L1">
        <text:list-item>
          <text:p text:style-name="P9">Domaine : <text:span text:style-name="T6">simulation numérique dans des domaines aux frontières déformables ou en présence d'interface en propagation (couplages multiphysiques, exemples...)</text:span></text:p>
        </text:list-item>
        <text:list-item>
          <text:p text:style-name="P9">Problème généra<text:span text:style-name="T8">l :</text:span><text:span text:style-name="T5"> </text:span><text:span text:style-name="T7">déterminer avec précision et robustesse l'évolution au cours du temps d'une interface en mouvement</text:span></text:p>
        </text:list-item>
        <text:list-item>
          <text:p text:style-name="P9">Conséquences négatives ???</text:p>
        </text:list-item>
      </text:list>
      <text:p text:style-name="P4">Etudes</text:p>
      <text:p text:style-name="P4">(#auteur a fait …, cela a permis …, mais ...(limites))</text:p>
      <text:p text:style-name="P4">Bilan</text:p>
      <text:p text:style-name="P5">(avant mon étude, ...(+), mais ...(-), d'ou ma thèse)</text:p>
      <text:p text:style-name="P1"/>
      <text:h text:style-name="Heading_20_1" text:outline-level="1">Etat de l'art</text:h>
      <text:p text:style-name="P8">Lister th<text:span text:style-name="T1">ématiques abordées dans la thèse :</text:span></text:p>
      <text:p text:style-name="P6">Propagation d'interface (Euler <text:span text:style-name="T11">(level-set, vof, interfaces diffuses, ...)</text:span>/Lagrange, <text:span text:style-name="T4">high-order</text:span>)</text:p>
      <text:p text:style-name="P7"><text:span text:style-name="T9">CAD : formalisme </text:span>BREP, intersection surfaces paramétriques, <text:span text:style-name="T10">IGA ?</text:span></text:p>
      <text:h text:style-name="Heading_20_1" text:outline-level="1">(Matériel et méthodes/<text:span text:style-name="T1">Résultats préliminaires maths</text:span>)</text:h>
      <text:p text:style-name="P2">Géométrie différentielle, surfaces <text:span text:style-name="T12">paramétriques</text:span>?</text:p>
      <text:h text:style-name="Heading_20_1" text:outline-level="1">Démarche</text:h>
      <text:p text:style-name="P3">Chapitres…</text:p>
      <text:list xml:id="list9079149167998055527" text:style-name="L2">
        <text:list-item>
          <text:p text:style-name="P10">Suivi Lagrangien de surface régulière par morceaux (BREP) en propagation</text:p>
        </text:list-item>
      </text:list>
      <text:list xml:id="list8665584295134085669" text:style-name="L10">
        <text:list-item>
          <text:p text:style-name="P19">formulation Lagrangienne, ambiguité définition vecteur normal</text:p>
        </text:list-item>
        <text:list-item>
          <text:p text:style-name="P19">principe de Huygens avec condition d'entropie</text:p>
        </text:list-item>
      </text:list>
      <text:list xml:id="list6069516196108259524" text:style-name="L9">
        <text:list-item>
          <text:p text:style-name="P18">construction enveloppe des sphères/boules, surfaces canal</text:p>
        </text:list-item>
      </text:list>
      <text:list xml:id="list170214046962668" text:continue-list="list9079149167998055527" text:style-name="L2">
        <text:list-item>
          <text:p text:style-name="P22">Développement d'une méthode pseudo-spectrale pour le suivi d'un patch rectangulaire de surface <text:span text:style-name="T19">paramétrique</text:span></text:p>
        </text:list-item>
      </text:list>
      <text:p text:style-name="P20">Discrétisation pseudo-spectrale pour un patch rectangulaire de surface paramétrique </text:p>
      <text:list xml:id="list5237383095631678096" text:style-name="L4">
        <text:list-item>
          <text:p text:style-name="P15"><text:span text:style-name="T15">polynômes Chebyshev (motivation, CGL, DCT, différentiation, quadrature)</text:span></text:p>
        </text:list-item>
        <text:list-item>
          <text:p text:style-name="P16"><text:soft-page-break/>discrétisation surface <text:span text:style-name="T14">rectangulaire, approximation enveloppe des sphères</text:span></text:p>
        </text:list-item>
        <text:list-item>
          <text:p text:style-name="P11"><text:span text:style-name="T13">problèmes liés aux déformations extrêmes</text:span> <text:span text:style-name="T13">(</text:span>aliasing, folding...<text:span text:style-name="T13">)</text:span></text:p>
        </text:list-item>
      </text:list>
      <text:list xml:id="list170212924337963" text:continue-list="list170214046962668" text:style-name="L2">
        <text:list-item>
          <text:p text:style-name="P23">Généralisation de la méthode pour le suivi de surfaces régulières par morceaux et de topologies quelconque</text:p>
        </text:list-item>
      </text:list>
      <text:p text:style-name="P14"><text:span text:style-name="T20">Extension aux surfaces BREP de topologie arbitraire</text:span> </text:p>
      <text:list xml:id="list5681038761241734453" text:style-name="L5">
        <text:list-item>
          <text:p text:style-name="P12">intersections, validation cas tests (vortex, cube en expansion, ...)</text:p>
        </text:list-item>
      </text:list>
      <text:list xml:id="list170214516145984" text:continue-list="list170212924337963" text:style-name="L2">
        <text:list-item>
          <text:p text:style-name="P24">Développement d'une méthodologie de déformation de maillage surfacique</text:p>
        </text:list-item>
      </text:list>
      <text:p text:style-name="P20">Déformation maillage de surface pour calculs EF/VF</text:p>
      <text:list xml:id="list1428416324188214810" text:style-name="L7">
        <text:list-item>
          <text:p text:style-name="P17">motivation (ALE, body-fitted), contraintes (connectivité fixe)</text:p>
        </text:list-item>
      </text:list>
      <text:list xml:id="list6105038402125824669" text:style-name="L6">
        <text:list-item>
          <text:p text:style-name="P13">BREP <text:span text:style-name="T16">conforming mesh</text:span></text:p>
        </text:list-item>
        <text:list-item>
          <text:p text:style-name="P13">optim/smoothing</text:p>
        </text:list-item>
        <text:list-item>
          <text:p text:style-name="P13">hypergraphes →<text:span text:style-name="T16"> </text:span>"superpatchs"</text:p>
        </text:list-item>
      </text:list>
      <text:list xml:id="list170213227083183" text:continue-list="list170214516145984" text:style-name="L2">
        <text:list-item>
          <text:p text:style-name="P25"><text:s/>étude la de capacité de la méthode à traiter des problème de propagation de surface sur des géométries complexes</text:p>
        </text:list-item>
      </text:list>
      <text:p text:style-name="P21">Application à un cas d'étude « industriel » : régression de propergol</text:p>
      <text:h text:style-name="Heading_20_1" text:outline-level="1">Discussion</text:h>
      <text:p text:style-name="P3">Analyse critique de l'étude</text:p>
      <text:p text:style-name="P1"/>
      <text:h text:style-name="Heading_20_1" text:outline-level="1">Conclusion</text:h>
      <text:p text:style-name="P1"/>
      <text:h text:style-name="Heading_20_1" text:outline-level="1">Annexes</text:h>
      <text:p text:style-name="P1"/>
      <text:h text:style-name="Heading_20_1" text:outline-level="1">Résumé général</text:h>
      <text:p text:style-name="P3">(10aine de lignes, av<text:span text:style-name="T2">ant intro ?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Garamond" svg:font-family="Garamond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adornments="Normal" style:font-family-generic="roman" style:font-pitch="variable"/>
    <style:font-face style:name="Nimbus Sans L" svg:font-family="'Nimbus Sans L'" style:font-adornments="Gras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Palatino Linotype" fo:font-family="'Palatino Linotype'" style:font-style-name="Normal" style:font-family-generic="roman" style:font-pitch="variable" fo:language="fr" fo:country="M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Garamond" fo:font-family="Garamond" style:font-style-name="Normal" style:font-family-generic="roman" style:font-pitch="variable" fo:font-size="14pt" fo:font-weight="normal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0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Nimbus Sans L" fo:font-family="'Nimbus Sans L'" style:font-style-name="Gras" style:font-family-generic="swiss" style:font-pitch="variable" fo:font-size="22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tien Andrieu</meta:initial-creator>
    <meta:creation-date>2018-09-27T11:28:39.428861156</meta:creation-date>
    <dc:date>2018-09-28T17:02:12.449715899</dc:date>
    <dc:creator>Bastien Andrieu</dc:creator>
    <meta:editing-duration>PT15H47M48S</meta:editing-duration>
    <meta:editing-cycles>67</meta:editing-cycles>
    <meta:generator>LibreOffice/5.0.6.2$Linux_X86_64 LibreOffice_project/00$Build-2</meta:generator>
    <meta:document-statistic meta:table-count="0" meta:image-count="0" meta:object-count="0" meta:page-count="2" meta:paragraph-count="48" meta:word-count="321" meta:character-count="2338" meta:non-whitespace-character-count="2081"/>
  </office:meta>
</office:document-meta>
</file>